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91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already_join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star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board b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select stone d e</text:p>
          </table:table-cell>
          <table:table-cell office:value-type="string" calcext:value-type="string">
            <text:p>success vote select d e</text:p>
          </table:table-cell>
          <table:table-cell office:value-type="string" calcext:value-type="string">
            <text:p>error vote select d e not_select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d e selec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not_selec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select ston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vote move f g [up/down/left/right]</text:p>
          </table:table-cell>
          <table:table-cell office:value-type="string" calcext:value-type="string">
            <text:p>success vote move f g [up/down/left/right]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moved [up/down/left/right] [yellow/blue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uccess game ended [yellow/blue] [corner/no_stones/disconnection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3:19:55.057820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2T18:52:46.177970746</dc:date>
    <meta:editing-duration>PT5H40M51S</meta:editing-duration>
    <meta:editing-cycles>13</meta:editing-cycles>
    <meta:generator>LibreOffice/5.3.0.3$Linux_X86_64 LibreOffice_project/30m0$Build-3</meta:generator>
    <meta:document-statistic meta:table-count="1" meta:cell-count="61" meta:object-count="0"/>
  </office:meta>
</office:document-meta>
</file>